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6e7b" officeooo:paragraph-rsid="000f25f0"/>
    </style:style>
    <style:style style:name="P2" style:family="paragraph" style:parent-style-name="Standard">
      <style:text-properties officeooo:paragraph-rsid="00036e7b"/>
    </style:style>
    <style:style style:name="P3" style:family="paragraph" style:parent-style-name="Standard">
      <style:paragraph-properties fo:text-align="center" style:justify-single-word="false"/>
      <style:text-properties officeooo:paragraph-rsid="00036e7b"/>
    </style:style>
    <style:style style:name="P4" style:family="paragraph" style:parent-style-name="Standard">
      <style:text-properties officeooo:paragraph-rsid="00057021"/>
    </style:style>
    <style:style style:name="P5" style:family="paragraph" style:parent-style-name="Standard">
      <style:text-properties officeooo:paragraph-rsid="0005c39f"/>
    </style:style>
    <style:style style:name="P6" style:family="paragraph" style:parent-style-name="Standard">
      <style:text-properties officeooo:paragraph-rsid="000acc4e"/>
    </style:style>
    <style:style style:name="P7" style:family="paragraph" style:parent-style-name="Standard">
      <style:text-properties officeooo:paragraph-rsid="000be3d1"/>
    </style:style>
    <style:style style:name="P8" style:family="paragraph" style:parent-style-name="Standard">
      <style:paragraph-properties fo:text-align="center" style:justify-single-word="false"/>
      <style:text-properties fo:font-weight="bold" officeooo:rsid="00036e7b" officeooo:paragraph-rsid="00036e7b" style:font-weight-asian="bold"/>
    </style:style>
    <style:style style:name="P9" style:family="paragraph" style:parent-style-name="Standard">
      <style:text-properties officeooo:paragraph-rsid="00338661"/>
    </style:style>
    <style:style style:name="P10" style:family="paragraph" style:parent-style-name="Standard">
      <style:text-properties officeooo:paragraph-rsid="0035867f"/>
    </style:style>
    <style:style style:name="P11" style:family="paragraph" style:parent-style-name="Standard">
      <style:text-properties officeooo:rsid="004853a7" officeooo:paragraph-rsid="004853a7"/>
    </style:style>
    <style:style style:name="P12" style:family="paragraph" style:parent-style-name="Standard">
      <style:text-properties officeooo:paragraph-rsid="009479af"/>
    </style:style>
    <style:style style:name="P13" style:family="paragraph" style:parent-style-name="Standard">
      <style:paragraph-properties fo:margin-left="0.4925in" fo:margin-right="0in" fo:text-indent="0in" style:auto-text-indent="false"/>
      <style:text-properties officeooo:paragraph-rsid="00057021"/>
    </style:style>
    <style:style style:name="P14" style:family="paragraph" style:parent-style-name="Standard">
      <style:paragraph-properties fo:margin-left="0.4925in" fo:margin-right="0in" fo:text-indent="0in" style:auto-text-indent="false"/>
      <style:text-properties officeooo:paragraph-rsid="000be3d1"/>
    </style:style>
    <style:style style:name="P15" style:family="paragraph" style:parent-style-name="Standard">
      <style:paragraph-properties fo:margin-left="0.4925in" fo:margin-right="0in" fo:text-indent="0in" style:auto-text-indent="false"/>
      <style:text-properties officeooo:paragraph-rsid="000cdfea"/>
    </style:style>
    <style:style style:name="P16" style:family="paragraph" style:parent-style-name="Standard">
      <style:paragraph-properties fo:margin-left="0.4925in" fo:margin-right="0in" fo:text-indent="0in" style:auto-text-indent="false"/>
      <style:text-properties officeooo:rsid="00036e7b" officeooo:paragraph-rsid="000f25f0"/>
    </style:style>
    <style:style style:name="P17" style:family="paragraph" style:parent-style-name="Standard">
      <style:paragraph-properties fo:margin-left="0.4925in" fo:margin-right="0in" fo:text-indent="0in" style:auto-text-indent="false"/>
      <style:text-properties officeooo:paragraph-rsid="0005c39f"/>
    </style:style>
    <style:style style:name="P18" style:family="paragraph" style:parent-style-name="Standard">
      <style:paragraph-properties fo:margin-left="0.4925in" fo:margin-right="0in" fo:text-indent="0in" style:auto-text-indent="false"/>
      <style:text-properties officeooo:rsid="000f566f" officeooo:paragraph-rsid="000f566f"/>
    </style:style>
    <style:style style:name="P19" style:family="paragraph" style:parent-style-name="Standard">
      <style:paragraph-properties fo:margin-left="0.4925in" fo:margin-right="0in" fo:text-indent="0in" style:auto-text-indent="false"/>
      <style:text-properties officeooo:paragraph-rsid="0035867f"/>
    </style:style>
    <style:style style:name="P20" style:family="paragraph" style:parent-style-name="Standard">
      <style:paragraph-properties fo:margin-left="0.4925in" fo:margin-right="0in" fo:text-indent="0in" style:auto-text-indent="false"/>
      <style:text-properties officeooo:rsid="0015934b" officeooo:paragraph-rsid="0015934b"/>
    </style:style>
    <style:style style:name="P21" style:family="paragraph" style:parent-style-name="Standard">
      <style:paragraph-properties fo:margin-left="0.4925in" fo:margin-right="0in" fo:text-indent="0in" style:auto-text-indent="false"/>
      <style:text-properties officeooo:paragraph-rsid="0042ee77"/>
    </style:style>
    <style:style style:name="P22" style:family="paragraph" style:parent-style-name="Standard">
      <style:paragraph-properties fo:margin-left="0.4925in" fo:margin-right="0in" fo:text-indent="0in" style:auto-text-indent="false"/>
      <style:text-properties officeooo:rsid="004543fc" officeooo:paragraph-rsid="004543fc"/>
    </style:style>
    <style:style style:name="P23" style:family="paragraph" style:parent-style-name="Standard">
      <style:paragraph-properties fo:margin-left="0.4925in" fo:margin-right="0in" fo:text-indent="0in" style:auto-text-indent="false"/>
      <style:text-properties officeooo:rsid="0042ee77" officeooo:paragraph-rsid="0042ee77"/>
    </style:style>
    <style:style style:name="P24" style:family="paragraph" style:parent-style-name="Standard">
      <style:paragraph-properties fo:margin-left="0.4925in" fo:margin-right="0in" fo:text-indent="0in" style:auto-text-indent="false"/>
      <style:text-properties officeooo:paragraph-rsid="000acc4e"/>
    </style:style>
    <style:style style:name="P25" style:family="paragraph" style:parent-style-name="Standard">
      <style:paragraph-properties fo:margin-left="0.4925in" fo:margin-right="0in" fo:text-align="start" style:justify-single-word="false" fo:text-indent="0in" style:auto-text-indent="false"/>
      <style:text-properties officeooo:rsid="00604f9e" officeooo:paragraph-rsid="007e144c"/>
    </style:style>
    <style:style style:name="P26" style:family="paragraph" style:parent-style-name="Standard">
      <style:paragraph-properties fo:margin-left="0.4925in" fo:margin-right="0in" fo:text-align="start" style:justify-single-word="false" fo:text-indent="0in" style:auto-text-indent="false"/>
      <style:text-properties officeooo:rsid="00673eb1" officeooo:paragraph-rsid="007e144c"/>
    </style:style>
    <style:style style:name="P27" style:family="paragraph" style:parent-style-name="Standard">
      <style:paragraph-properties fo:margin-left="0.4925in" fo:margin-right="0in" fo:text-align="start" style:justify-single-word="false" fo:text-indent="0in" style:auto-text-indent="false"/>
      <style:text-properties officeooo:rsid="0065b4cd" officeooo:paragraph-rsid="007e144c"/>
    </style:style>
    <style:style style:name="P28" style:family="paragraph" style:parent-style-name="Standard">
      <style:paragraph-properties fo:margin-left="0.4925in" fo:margin-right="0in" fo:text-align="start" style:justify-single-word="false" fo:text-indent="0in" style:auto-text-indent="false"/>
      <style:text-properties officeooo:rsid="006cbc8c" officeooo:paragraph-rsid="007e144c"/>
    </style:style>
    <style:style style:name="P29" style:family="paragraph" style:parent-style-name="Standard">
      <style:paragraph-properties fo:margin-left="0.4925in" fo:margin-right="0in" fo:text-indent="0in" style:auto-text-indent="false"/>
      <style:text-properties officeooo:paragraph-rsid="0009a329"/>
    </style:style>
    <style:style style:name="P30" style:family="paragraph" style:parent-style-name="Standard">
      <style:paragraph-properties fo:margin-left="0.4925in" fo:margin-right="0in" fo:text-indent="0in" style:auto-text-indent="false"/>
      <style:text-properties officeooo:rsid="009479af" officeooo:paragraph-rsid="00963a53"/>
    </style:style>
    <style:style style:name="P31" style:family="paragraph" style:parent-style-name="Standard">
      <style:paragraph-properties fo:margin-left="0.4925in" fo:margin-right="0in" fo:text-indent="0in" style:auto-text-indent="false"/>
      <style:text-properties officeooo:paragraph-rsid="00a52260"/>
    </style:style>
    <style:style style:name="P32" style:family="paragraph" style:parent-style-name="Standard">
      <style:paragraph-properties fo:margin-left="0.4925in" fo:margin-right="0in" fo:text-indent="0in" style:auto-text-indent="false"/>
      <style:text-properties officeooo:rsid="00ba1de3" officeooo:paragraph-rsid="00ba1de3"/>
    </style:style>
    <style:style style:name="P33" style:family="paragraph" style:parent-style-name="Standard">
      <style:paragraph-properties fo:margin-left="0in" fo:margin-right="0in" fo:text-indent="0in" style:auto-text-indent="false"/>
      <style:text-properties officeooo:paragraph-rsid="0005c39f"/>
    </style:style>
    <style:style style:name="P34" style:family="paragraph" style:parent-style-name="Standard">
      <style:paragraph-properties fo:margin-left="0in" fo:margin-right="0in" fo:text-indent="0in" style:auto-text-indent="false"/>
      <style:text-properties officeooo:paragraph-rsid="0035867f"/>
    </style:style>
    <style:style style:name="P35" style:family="paragraph" style:parent-style-name="Standard">
      <style:paragraph-properties fo:margin-left="0in" fo:margin-right="0in" fo:text-indent="0in" style:auto-text-indent="false"/>
      <style:text-properties officeooo:rsid="002e1e53" officeooo:paragraph-rsid="004543fc"/>
    </style:style>
    <style:style style:name="P36" style:family="paragraph" style:parent-style-name="Standard">
      <style:paragraph-properties fo:margin-left="0in" fo:margin-right="0in" fo:text-indent="0in" style:auto-text-indent="false"/>
      <style:text-properties officeooo:rsid="007e144c" officeooo:paragraph-rsid="007e144c"/>
    </style:style>
    <style:style style:name="P37" style:family="paragraph" style:parent-style-name="Standard">
      <style:paragraph-properties fo:margin-left="0in" fo:margin-right="0in" fo:text-indent="0in" style:auto-text-indent="false"/>
      <style:text-properties style:text-line-through-style="solid" style:text-line-through-type="single" officeooo:paragraph-rsid="000acc4e" style:font-size-asian="10.5pt"/>
    </style:style>
    <style:style style:name="P38" style:family="paragraph" style:parent-style-name="Standard">
      <style:paragraph-properties fo:margin-left="0in" fo:margin-right="0in" fo:text-indent="0.5in" style:auto-text-indent="false"/>
      <style:text-properties officeooo:paragraph-rsid="0035867f"/>
    </style:style>
    <style:style style:name="P39" style:family="paragraph" style:parent-style-name="Standard" style:master-page-name="Standard">
      <style:paragraph-properties fo:text-align="center" style:justify-single-word="false" style:page-number="auto"/>
      <style:text-properties officeooo:paragraph-rsid="00036e7b"/>
    </style:style>
    <style:style style:name="P40" style:family="paragraph" style:parent-style-name="Standard" style:list-style-name="L1">
      <style:text-properties officeooo:paragraph-rsid="009479af"/>
    </style:style>
    <style:style style:name="P41" style:family="paragraph" style:parent-style-name="Standard" style:list-style-name="L1">
      <style:text-properties officeooo:rsid="00978241" officeooo:paragraph-rsid="00978241"/>
    </style:style>
    <style:style style:name="P42" style:family="paragraph" style:parent-style-name="Standard" style:list-style-name="L2">
      <style:paragraph-properties fo:text-align="start" style:justify-single-word="false"/>
      <style:text-properties officeooo:rsid="00673eb1" officeooo:paragraph-rsid="007e144c"/>
    </style:style>
    <style:style style:name="P43" style:family="paragraph" style:parent-style-name="Standard" style:list-style-name="L2">
      <style:paragraph-properties fo:text-align="start" style:justify-single-word="false"/>
      <style:text-properties officeooo:rsid="0085208f" officeooo:paragraph-rsid="0085208f"/>
    </style:style>
    <style:style style:name="P44" style:family="paragraph" style:parent-style-name="Standard" style:list-style-name="L2">
      <style:paragraph-properties fo:text-align="start" style:justify-single-word="false"/>
      <style:text-properties officeooo:rsid="0081a707" officeooo:paragraph-rsid="008568ed"/>
    </style:style>
    <style:style style:name="P45" style:family="paragraph" style:parent-style-name="Standard">
      <style:text-properties officeooo:paragraph-rsid="000e5362"/>
    </style:style>
    <style:style style:name="P46" style:family="paragraph" style:parent-style-name="Standard">
      <style:text-properties officeooo:paragraph-rsid="0009a329"/>
    </style:style>
    <style:style style:name="P47" style:family="paragraph" style:parent-style-name="Standard">
      <style:text-properties officeooo:paragraph-rsid="000cdfea"/>
    </style:style>
    <style:style style:name="P48" style:family="paragraph" style:parent-style-name="Standard">
      <style:paragraph-properties fo:margin-left="0.4925in" fo:margin-right="0in" fo:text-indent="0in" style:auto-text-indent="false"/>
      <style:text-properties officeooo:rsid="00a48633" officeooo:paragraph-rsid="00a52260"/>
    </style:style>
    <style:style style:name="P49" style:family="paragraph" style:parent-style-name="Standard">
      <style:paragraph-properties fo:margin-left="0.4925in" fo:margin-right="0in" fo:text-indent="0in" style:auto-text-indent="false"/>
      <style:text-properties officeooo:paragraph-rsid="00c3d591"/>
    </style:style>
    <style:style style:name="P50" style:family="paragraph" style:parent-style-name="Standard">
      <style:paragraph-properties fo:margin-left="0in" fo:margin-right="0in" fo:text-indent="0in" style:auto-text-indent="false"/>
      <style:text-properties officeooo:paragraph-rsid="00c3d591"/>
    </style:style>
    <style:style style:name="P51" style:family="paragraph" style:parent-style-name="Standard">
      <style:paragraph-properties fo:break-before="page"/>
      <style:text-properties officeooo:paragraph-rsid="0009a329"/>
    </style:style>
    <style:style style:name="P52" style:family="paragraph" style:parent-style-name="Standard">
      <style:paragraph-properties fo:break-before="page"/>
      <style:text-properties officeooo:paragraph-rsid="000cdfea"/>
    </style:style>
    <style:style style:name="T1" style:family="text">
      <style:text-properties officeooo:rsid="00036e7b"/>
    </style:style>
    <style:style style:name="T2" style:family="text">
      <style:text-properties fo:font-weight="bold" style:font-weight-asian="bold"/>
    </style:style>
    <style:style style:name="T3" style:family="text">
      <style:text-properties fo:font-weight="bold" officeooo:rsid="00036e7b" style:font-weight-asian="bold"/>
    </style:style>
    <style:style style:name="T4" style:family="text">
      <style:text-properties fo:font-weight="bold" officeooo:rsid="003770f8" style:font-weight-asian="bold"/>
    </style:style>
    <style:style style:name="T5" style:family="text">
      <style:text-properties fo:font-weight="bold" officeooo:rsid="00a3b7bd" style:font-weight-asian="bold"/>
    </style:style>
    <style:style style:name="T6" style:family="text">
      <style:text-properties style:text-position="super 58%" fo:font-weight="bold" officeooo:rsid="00036e7b" style:font-weight-asian="bold"/>
    </style:style>
    <style:style style:name="T7" style:family="text">
      <style:text-properties officeooo:rsid="00057021"/>
    </style:style>
    <style:style style:name="T8" style:family="text">
      <style:text-properties officeooo:rsid="00114f49"/>
    </style:style>
    <style:style style:name="T9" style:family="text">
      <style:text-properties officeooo:rsid="00146abf"/>
    </style:style>
    <style:style style:name="T10" style:family="text">
      <style:text-properties officeooo:rsid="0019d913"/>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57021"/>
    </style:style>
    <style:style style:name="T13" style:family="text">
      <style:text-properties style:text-underline-style="solid" style:text-underline-width="auto" style:text-underline-color="font-color" officeooo:rsid="0040928d"/>
    </style:style>
    <style:style style:name="T14" style:family="text">
      <style:text-properties style:text-underline-style="solid" style:text-underline-width="auto" style:text-underline-color="font-color" officeooo:rsid="00128329"/>
    </style:style>
    <style:style style:name="T15" style:family="text">
      <style:text-properties style:text-underline-style="solid" style:text-underline-width="auto" style:text-underline-color="font-color" officeooo:rsid="005d7458"/>
    </style:style>
    <style:style style:name="T16" style:family="text">
      <style:text-properties style:text-underline-style="solid" style:text-underline-width="auto" style:text-underline-color="font-color" officeooo:rsid="00714707"/>
    </style:style>
    <style:style style:name="T17" style:family="text">
      <style:text-properties style:text-underline-style="none"/>
    </style:style>
    <style:style style:name="T18" style:family="text">
      <style:text-properties style:text-underline-style="none" officeooo:rsid="001f7898"/>
    </style:style>
    <style:style style:name="T19" style:family="text">
      <style:text-properties officeooo:rsid="00212a23"/>
    </style:style>
    <style:style style:name="T20" style:family="text">
      <style:text-properties officeooo:rsid="0021a642"/>
    </style:style>
    <style:style style:name="T21" style:family="text">
      <style:text-properties officeooo:rsid="00298c18"/>
    </style:style>
    <style:style style:name="T22" style:family="text">
      <style:text-properties officeooo:rsid="002a012b"/>
    </style:style>
    <style:style style:name="T23" style:family="text">
      <style:text-properties officeooo:rsid="002fffbe"/>
    </style:style>
    <style:style style:name="T24" style:family="text">
      <style:text-properties officeooo:rsid="00368c85"/>
    </style:style>
    <style:style style:name="T25" style:family="text">
      <style:text-properties officeooo:rsid="0040928d"/>
    </style:style>
    <style:style style:name="T26" style:family="text">
      <style:text-properties officeooo:rsid="004cd098"/>
    </style:style>
    <style:style style:name="T27" style:family="text">
      <style:text-properties officeooo:rsid="004e00a5"/>
    </style:style>
    <style:style style:name="T28" style:family="text">
      <style:text-properties officeooo:rsid="004f2199"/>
    </style:style>
    <style:style style:name="T29" style:family="text">
      <style:text-properties officeooo:rsid="005263aa"/>
    </style:style>
    <style:style style:name="T30" style:family="text">
      <style:text-properties officeooo:rsid="00548eba"/>
    </style:style>
    <style:style style:name="T31" style:family="text">
      <style:text-properties officeooo:rsid="00596ba7"/>
    </style:style>
    <style:style style:name="T32" style:family="text">
      <style:text-properties officeooo:rsid="005aabcb"/>
    </style:style>
    <style:style style:name="T33" style:family="text">
      <style:text-properties officeooo:rsid="005d7458"/>
    </style:style>
    <style:style style:name="T34" style:family="text">
      <style:text-properties officeooo:rsid="005ef502"/>
    </style:style>
    <style:style style:name="T35" style:family="text">
      <style:text-properties officeooo:rsid="006cc2ad"/>
    </style:style>
    <style:style style:name="T36" style:family="text">
      <style:text-properties officeooo:rsid="00714707"/>
    </style:style>
    <style:style style:name="T37" style:family="text">
      <style:text-properties officeooo:rsid="00772292"/>
    </style:style>
    <style:style style:name="T38" style:family="text">
      <style:text-properties officeooo:rsid="007a60d4"/>
    </style:style>
    <style:style style:name="T39" style:family="text">
      <style:text-properties officeooo:rsid="007b8370"/>
    </style:style>
    <style:style style:name="T40" style:family="text">
      <style:text-properties officeooo:rsid="007e144c"/>
    </style:style>
    <style:style style:name="T41" style:family="text">
      <style:text-properties officeooo:rsid="0087402d"/>
    </style:style>
    <style:style style:name="T42" style:family="text">
      <style:text-properties officeooo:rsid="0090710e"/>
    </style:style>
    <style:style style:name="T43" style:family="text">
      <style:text-properties officeooo:rsid="00959c00"/>
    </style:style>
    <style:style style:name="T44" style:family="text">
      <style:text-properties officeooo:rsid="009c8d5b"/>
    </style:style>
    <style:style style:name="T45" style:family="text">
      <style:text-properties officeooo:rsid="009f107a"/>
    </style:style>
    <style:style style:name="T46" style:family="text">
      <style:text-properties officeooo:rsid="00a1e4c0"/>
    </style:style>
    <style:style style:name="T47" style:family="text">
      <style:text-properties officeooo:rsid="00a3b7bd"/>
    </style:style>
    <style:style style:name="T48" style:family="text">
      <style:text-properties officeooo:rsid="00ad56db"/>
    </style:style>
    <style:style style:name="T49" style:family="text">
      <style:text-properties officeooo:rsid="00b2cc7f"/>
    </style:style>
    <style:style style:name="T50" style:family="text">
      <style:text-properties officeooo:rsid="00b6c24f"/>
    </style:style>
    <style:style style:name="T51" style:family="text">
      <style:text-properties officeooo:rsid="00baf731"/>
    </style:style>
    <style:style style:name="T52" style:family="text">
      <style:text-properties officeooo:rsid="00bbc3b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3">8</text:span><text:span text:style-name="T6">th</text:span><text:span text:style-name="T3"> Grade Math, </text:span><text:span text:style-name="T2">Algebra 1, </text:span><text:span text:style-name="T3">Geometry, Algebra 2, Pre</text:span><text:span text:style-name="T4">calculus, </text:span><text:span text:style-name="T5">Computers</text:span></text:p>
      <text:p text:style-name="P3"><text:span text:style-name="T3">Yap </text:span><text:span text:style-name="T2">Seventh-day Adventist School</text:span></text:p>
      <text:p text:style-name="P3"><text:span text:style-name="T2">201</text:span><text:span text:style-name="T3">6-</text:span><text:span text:style-name="T2">201</text:span><text:span text:style-name="T3">7</text:span></text:p>
      <text:p text:style-name="P8"/>
      <text:p text:style-name="P2">Instructor: <text:span text:style-name="T1">Mr. Name</text:span></text:p>
      <text:p text:style-name="P2">Email: <text:a xlink:type="simple" xlink:href="mailto:email@domain.tld" text:style-name="Internet_20_link" text:visited-style-name="Visited_20_Internet_20_Link"><text:span text:style-name="T47">email@domain.tld</text:span></text:a></text:p>
      <text:p text:style-name="P2"/>
      <text:p text:style-name="P35">Participation:</text:p>
      <text:p text:style-name="P13">Bell work wi<text:bookmark text:name="_GoBack"/>ll be written on the board before class and <text:span text:style-name="T24">will be collected </text:span>5 minutes after <text:span text:style-name="T20">class begins</text:span>. Late bell work <text:span text:style-name="T11">will not be accepted</text:span>.</text:p>
      <text:p text:style-name="P13"/>
      <text:p text:style-name="P22">Note-taking is required. At times I may come around and ask to see your notes – graded to <text:span text:style-name="T35">encourage</text:span> and reward organized, neat, and <text:span text:style-name="T35">thorough</text:span> notes that can be used for your homework and studying.</text:p>
      <text:p text:style-name="P11"/>
      <text:p text:style-name="P4">Assignments:</text:p>
      <text:p text:style-name="P13">Assignments will be given 3-5 times per week, <text:span text:style-name="T34">generally one per section. They will be due the day after the last day we spend on that section</text:span>. <text:span text:style-name="T7">Unexcused late work </text:span><text:span text:style-name="T12">will not be accepted</text:span><text:span text:style-name="T7">. It's late if it's not ready at the beginning of class when it is due.</text:span> Assignments should be done neatly in pencil and turned in on a <text:span text:style-name="T21">lengthwise-</text:span>folded sheet or stapled sheets of paper. <text:span text:style-name="T22">On the outside top-right corner of the </text:span>assignment should be your <text:span text:style-name="T11">name</text:span>, the <text:span text:style-name="T11">due date</text:span>, <text:span text:style-name="T33">the </text:span><text:span text:style-name="T15">class name</text:span><text:span text:style-name="T33">, </text:span>and the <text:span text:style-name="T11">assignment number</text:span><text:span text:style-name="T17"> </text:span><text:span text:style-name="T18">(e.g. HW #1.1a)</text:span>. Points may be lost for assignments which are not neat or do not follow the designated format.</text:p>
      <text:p text:style-name="P13"/>
      <text:p text:style-name="P20">If you want credit, <text:span text:style-name="T25">you must </text:span><text:span text:style-name="T13">show all of your work</text:span>! This means I should see enough detail to understand the process you used in solving each problem. Each paper is worth 10 points. Occasionally, I will grade your entire assignment and the percentage correct will be how many points you earn. <text:span text:style-name="T38">Other times, I will grade where there are 2 points for each part of a problem: 1 point for work and another point for the correct answer. But, u</text:span>sually, I will grade three <text:span text:style-name="T10">of the</text:span> problems. Three points come from whether or not those three graded problems are correct. The remaining <text:span text:style-name="T39">7 </text:span>points come from a visual scan to see that you did all of the other assigned items, showing work, of course. Homework is where you do your practiced learning, so you will want to do all of your assignment so you understand the material and get the best grade possible, come test time.</text:p>
      <text:p text:style-name="P20"/>
      <text:p text:style-name="P23">Keep returned work to help you review for the tests and as evidence that you did the assignment if somehow my grade book shows you didn't turn it in.</text:p>
      <text:p text:style-name="P21"/>
      <text:p text:style-name="P5">Quizzes:</text:p>
      <text:p text:style-name="P17">Quizzes will be given occasionally in this class and <text:span text:style-name="T8">most (exception in next paragraph) </text:span>will be announced at least one class period in advance. Quizzes should follow the format used for assignments when turned in. <text:span text:style-name="T43">Quizzes will be scaled such that they are generally worth 30 points each.</text:span></text:p>
      <text:p text:style-name="P17"/>
      <text:p text:style-name="P18">You are expected to bring your supplies with you to class every day. If there is a day when a particular tool is needed, I will sometimes give a <text:span text:style-name="T9">small </text:span><text:span text:style-name="T11">instant </text:span><text:span text:style-name="T14">quiz</text:span> based on whether you are prepared to participate in the learning that will take place that day.</text:p>
      <text:p text:style-name="P33"/>
      <text:p text:style-name="P46"/>
      <text:p text:style-name="P51">Tests:</text:p>
      <text:p text:style-name="P29">Tests will be given at regular intervals during the quarter and at the end of the quarter. The test at the end of each quarter will be <text:span text:style-name="T11">comprehensive</text:span> for the entire quarter. Tests will be announced in advance.</text:p>
      <text:p text:style-name="P29"/>
      <text:p text:style-name="P30">The tests are all scaled such that they are worth 100 points. Each problem is out of 5 points:</text:p>
      <text:list xml:id="list2710816293" text:style-name="L1">
        <text:list-item>
          <text:p text:style-name="P40">1-2 points – don't get it, but trying</text:p>
        </text:list-item>
        <text:list-item>
          <text:p text:style-name="P40">3 points – almost right, <text:span text:style-name="T44">or right but didn't show much work</text:span></text:p>
        </text:list-item>
        <text:list-item>
          <text:p text:style-name="P41">4 points – very close (e.g. forgot the negative)</text:p>
        </text:list-item>
        <text:list-item>
          <text:p text:style-name="P40">5 – <text:span text:style-name="T50">entirely correct</text:span></text:p>
        </text:list-item>
      </text:list>
      <text:p text:style-name="P12"/>
      <text:p text:style-name="P48">You will not be allowed to use calculators on tests. I will write tests such that they require you to understand the concepts but not do lots of complicated long division, multiplication, etc. Occasionally I will allow you to have a 3x5” hand-written notecard or a 8.5x11” hand-written sheet of paper without examples.</text:p>
      <text:p text:style-name="P31"/>
      <text:p text:style-name="P32">Occasionally I make a test too difficult <text:span text:style-name="T52">or too long</text:span>. <text:span text:style-name="T51">If that is the case, I may add a certain number of points to everybody’s test score as a “curve.”</text:span></text:p>
      <text:p text:style-name="P2"/>
      <text:p text:style-name="P6">Make-up work:</text:p>
      <text:p text:style-name="P24">Work may only be made up in cases of excused absences. In case of an excused absence the student should talk to the instructor to make arrangements for due dates. The student should also communicate with other students and/or the instructor to determine what they are missing before they return to class.</text:p>
      <text:p text:style-name="P24"/>
      <text:p text:style-name="P36">Test/quiz correction policy:</text:p>
      <text:p text:style-name="P25">You can <text:span text:style-name="T40">correct </text:span>a <text:span text:style-name="T40">quiz or a </text:span>test <text:span text:style-name="T46">to better learn the material and demonstrate to me that you now have learned it. You will get up to 50% of the points back that you missed.</text:span> If you have <text:span text:style-name="T11">missed or got a zero on any homework</text:span> that is related to the test <text:span text:style-name="T40">or quiz</text:span>, you must turn in <text:span text:style-name="T37">work for those problems </text:span>before <text:span text:style-name="T40">I will accept the assessment corrections (though the grade for that assignment will not be updated)</text:span>. <text:span text:style-name="T48">The point of those homework assignments was to prepare you for this test.</text:span> <text:span text:style-name="T36">You must submit the </text:span><text:span text:style-name="T16">original assessment</text:span><text:span text:style-name="T36"> (i.e. test or quis) along with </text:span><text:span text:style-name="T16">the following</text:span><text:span text:style-name="T36"> attached on a separate piece of paper:</text:span></text:p>
      <text:p text:style-name="P26"/>
      <text:list xml:id="list987972778" text:style-name="L2">
        <text:list-item>
          <text:p text:style-name="P42">Why were you not prepared for the original assessment?</text:p>
        </text:list-item>
        <text:list-item>
          <text:p text:style-name="P43">What will you do to prepare for the next assessment? How do you plan to improve? </text:p>
        </text:list-item>
        <text:list-item>
          <text:p text:style-name="P44">For each question you missed:</text:p>
          <text:list>
            <text:list-item>
              <text:p text:style-name="P44">Explain the concept you missed.</text:p>
            </text:list-item>
            <text:list-item>
              <text:p text:style-name="P44">Completely redo that problem correctly.</text:p>
            </text:list-item>
          </text:list>
        </text:list-item>
      </text:list>
      <text:p text:style-name="P27"/>
      <text:p text:style-name="P28"><text:span text:style-name="T42">This must be submitted no later than 1 week after the assessment is returned. </text:span>Note that <text:span text:style-name="T41">corrections may not </text:span>be allowed at the end of a quarter <text:span text:style-name="T49">(week before finals) </text:span>when grades are needing to be finalized.</text:p>
      <text:p text:style-name="P37"/>
      <text:p text:style-name="P7">Academic Honesty:</text:p>
      <text:p text:style-name="P14">It is expected that each student will do their own work and fully understand the work that they turn in. Collaboration with fellow students is acceptable and encouraged in math class. However, cheating is unacceptable and will be dealt with harshly. If you work together with other students on an assignment, it is important that you understand how to do each problem. Copying another student’s assignment without doing the work is cheating. Each student’s assignment should reflect their own work and understanding of the assignment and should not be identical to any other student’s assignment. Additionally, looking at another student’s test or quiz or gaining unauthorized access to answers is cheating. The instructor reserves the right to make individual judgments, along with administration, on cases of academic dishonesty.</text:p>
      <text:p text:style-name="P2"/>
      <text:p text:style-name="P47"/>
      <text:p text:style-name="P52">Class time:</text:p>
      <text:p text:style-name="P15">Attendance will be <text:span text:style-name="T30">noted </text:span>during each class period. Students are expected to remain in the classroom from the beginning to the ending bell unless they have <text:span text:style-name="T26">been given permission to leave</text:span>. Class continues until the ending bell rings, which means there will be no packing or attempting to leave during class. <text:span text:style-name="T29">No </text:span>electronic devices except calculators <text:span text:style-name="T29">are to be seen in class.</text:span> <text:span text:style-name="T31">Class is expected to have an atmosphere conducive to learning, which means students will quietly be listening or working.</text:span></text:p>
      <text:p text:style-name="P2"/>
      <text:p text:style-name="P45">Getting Help:</text:p>
      <text:p text:style-name="P49">It is my goal to help you succeed this year. <text:span text:style-name="T32">If you need individual help, you can come to tutoring, which is during the hour after school on Monday, Tuesday, and Friday, either in the normal classroom or in the computer lab.</text:span> Additionally, I will do my best to answer emails regarding classwork in a timely manner. There will be a limited amount of time for answering questions in class after the bell work each day.</text:p>
      <text:p text:style-name="P49"/>
      <text:p text:style-name="P50">Category Weight <text:span text:style-name="T45">(approximate, currently points-based but the goal is to have it end up similar to this):</text:span></text:p>
      <text:p text:style-name="P38">Tests/<text:span text:style-name="T19">Quizzes</text:span>:<text:tab/><text:tab/><text:tab/><text:span text:style-name="T28">50</text:span>%</text:p>
      <text:p text:style-name="P10"><text:tab/><text:span text:style-name="T1">Assignments</text:span>:<text:tab/><text:tab/> <text:tab/><text:span text:style-name="T27">40</text:span>%</text:p>
      <text:p text:style-name="P19"><text:span text:style-name="T1">Participation</text:span>:<text:tab/><text:tab/><text:tab/>10%</text:p>
      <text:p text:style-name="P34"/>
      <text:p text:style-name="P9">Grading:</text:p>
      <text:p text:style-name="P9"><text:tab/>A:<text:tab/>92-100%<text:tab/><text:tab/>4.0<text:tab/><text:tab/><text:tab/>C:<text:tab/>72-77%<text:tab/><text:tab/>2.0</text:p>
      <text:p text:style-name="P9"><text:tab/>A-:<text:tab/>90-91%<text:tab/><text:tab/>3.7<text:tab/><text:tab/><text:tab/>C-:<text:tab/>70-71%<text:tab/><text:tab/>1.7</text:p>
      <text:p text:style-name="P9"><text:tab/>B+:<text:tab/>88-89%<text:tab/><text:tab/>3.3<text:tab/><text:tab/><text:tab/>D+:<text:tab/>68-69%<text:tab/><text:tab/>1.3</text:p>
      <text:p text:style-name="P9"><text:tab/>B:<text:tab/>82-87%<text:tab/><text:tab/>3.0<text:tab/><text:tab/><text:tab/>D:<text:tab/>62-67%<text:tab/><text:tab/>1.0</text:p>
      <text:p text:style-name="P9"><text:tab/>B-:<text:tab/>80-81%<text:tab/><text:tab/>2.7<text:tab/><text:tab/><text:tab/>D-:<text:tab/>60-61%<text:tab/><text:tab/>0.7</text:p>
      <text:p text:style-name="P9"><text:tab/>C+:<text:tab/>78-79%<text:tab/><text:tab/>2.3<text:tab/><text:tab/><text:tab/>F:<text:tab/>0-<text:span text:style-name="T23">59</text:span>%<text:tab/><text:tab/><text:tab/>0.0</text:p>
      <text:p text:style-name="P2"/>
      <text:p text:style-name="P1">Changes:</text:p>
      <text:p text:style-name="P16">The policies given in this syllabus are not comprehensive. The instructor reserves the right to make changes to or add to this syllabus. Instructions and policies given orally in class will hold the same weight as instructions and policies given in this sylla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47:56.477077115</meta:creation-date>
    <dc:date>2017-12-01T12:42:37.084452598</dc:date>
    <meta:editing-duration>P4DT14H53M2S</meta:editing-duration>
    <meta:editing-cycles>166</meta:editing-cycles>
    <meta:generator>LibreOffice/5.4.3.2$Linux_X86_64 LibreOffice_project/40m0$Build-2</meta:generator>
    <meta:document-statistic meta:table-count="0" meta:image-count="0" meta:object-count="0" meta:page-count="3" meta:paragraph-count="53" meta:word-count="1298" meta:character-count="7445" meta:non-whitespace-character-count="6164"/>
  </office:meta>
</office:document-meta>
</file>